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*time.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style-name="ce10" office:value-type="string" calcext:value-type="string">
            <text:p>O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5" table:number-rows-spanned="1">
            <text:p>Decoder::Unmarshal(), UnmarshalTo()</text:p>
          </table:table-cell>
          <table:covered-table-cell table:number-columns-repeated="4" table:style-name="ce8"/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*bool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Default" table:number-columns-repeated="4"/>
          <table:table-cell table:style-name="ce3"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4" table:number-rows-spanned="1">
            <text:p>Decoder::Unmarshal(), UnmarshalTo()</text:p>
          </table:table-cell>
          <table:covered-table-cell table:number-columns-repeated="3" table:style-name="ce8"/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time.Time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Default" table:number-columns-repeated="5"/>
          <table:table-cell table:style-name="ce3" table:number-columns-repeated="16371"/>
        </table:table-row>
        <table:table-row table:style-name="ro1" table:number-rows-repeated="104850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59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21:43:13.423385363</dc:date>
    <meta:print-date>2022-11-16T00:40:24.333592819</meta:print-date>
    <meta:editing-cycles>141</meta:editing-cycles>
    <meta:editing-duration>PT8H3M2S</meta:editing-duration>
    <meta:document-statistic meta:table-count="2" meta:cell-count="675" meta:object-count="0"/>
  </office:meta>
</office:document-meta>
</file>